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143cm"/>
    </style:style>
    <style:style style:name="co13" style:family="table-column">
      <style:table-column-properties fo:break-before="auto" style:column-width="3.069cm"/>
    </style:style>
    <style:style style:name="co25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3.201cm"/>
    </style:style>
    <style:style style:name="co28" style:family="table-column">
      <style:table-column-properties fo:break-before="auto" style:column-width="2.884cm"/>
    </style:style>
    <style:style style:name="co33" style:family="table-column">
      <style:table-column-properties fo:break-before="auto" style:column-width="3.092cm"/>
    </style:style>
    <style:style style:name="co34" style:family="table-column">
      <style:table-column-properties fo:break-before="auto" style:column-width="2.371cm"/>
    </style:style>
    <style:style style:name="co37" style:family="table-column">
      <style:table-column-properties fo:break-before="auto" style:column-width="2.533cm"/>
    </style:style>
    <style:style style:name="co38" style:family="table-column">
      <style:table-column-properties fo:break-before="auto" style:column-width="2.778cm"/>
    </style:style>
    <style:style style:name="co29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30" style:family="table-column">
      <style:table-column-properties fo:break-before="auto" style:column-width="3.731cm"/>
    </style:style>
    <style:style style:name="co31" style:family="table-column">
      <style:table-column-properties fo:break-before="auto" style:column-width="5.001cm"/>
    </style:style>
    <style:style style:name="co32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19" style:family="table-column">
      <style:table-column-properties fo:break-before="auto" style:column-width="1.048cm"/>
    </style:style>
    <style:style style:name="co20" style:family="table-column">
      <style:table-column-properties fo:break-before="auto" style:column-width="2.926cm"/>
    </style:style>
    <style:style style:name="co21" style:family="table-column">
      <style:table-column-properties fo:break-before="auto" style:column-width="2.228cm"/>
    </style:style>
    <style:style style:name="co22" style:family="table-column">
      <style:table-column-properties fo:break-before="auto" style:column-width="1.468cm"/>
    </style:style>
    <style:style style:name="co24" style:family="table-column">
      <style:table-column-properties fo:break-before="auto" style:column-width="2.514cm"/>
    </style:style>
    <style:style style:name="co26" style:family="table-column">
      <style:table-column-properties fo:break-before="auto" style:column-width="2.267cm"/>
    </style:style>
    <style:style style:name="co27" style:family="table-column">
      <style:table-column-properties fo:break-before="auto" style:column-width="2.725cm"/>
    </style:style>
    <style:style style:name="co35" style:family="table-column">
      <style:table-column-properties fo:break-before="auto" style:column-width="3.149cm"/>
    </style:style>
    <style:style style:name="co36" style:family="table-column">
      <style:table-column-properties fo:break-before="auto" style:column-width="2.401cm"/>
    </style:style>
    <style:style style:name="co39" style:family="table-column">
      <style:table-column-properties fo:break-before="auto" style:column-width="2.99cm"/>
    </style:style>
    <style:style style:name="co40" style:family="table-column">
      <style:table-column-properties fo:break-before="auto" style:column-width="3.175cm"/>
    </style:style>
    <style:style style:name="co41" style:family="table-column">
      <style:table-column-properties fo:break-before="auto" style:column-width="3.281cm"/>
    </style:style>
    <style:style style:name="co42" style:family="table-column">
      <style:table-column-properties fo:break-before="auto" style:column-width="3.44cm"/>
    </style:style>
    <style:style style:name="co43" style:family="table-column">
      <style:table-column-properties fo:break-before="auto" style:column-width="2.903cm"/>
    </style:style>
    <style:style style:name="co44" style:family="table-column">
      <style:table-column-properties fo:break-before="auto" style:column-width="2.434cm"/>
    </style:style>
    <style:style style:name="co45" style:family="table-column">
      <style:table-column-properties fo:break-before="auto" style:column-width="2.752cm"/>
    </style:style>
    <style:style style:name="co46" style:family="table-column">
      <style:table-column-properties fo:break-before="auto" style:column-width="3.724cm"/>
    </style:style>
    <style:style style:name="co47" style:family="table-column">
      <style:table-column-properties fo:break-before="auto" style:column-width="2.663cm"/>
    </style:style>
    <style:style style:name="ro1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64cm" fo:break-before="auto" style:use-optimal-row-height="false"/>
    </style:style>
    <style:style style:name="ro8" style:family="table-row">
      <style:table-row-properties style:row-height="0.423cm" fo:break-before="auto" style:use-optimal-row-height="false"/>
    </style:style>
    <style:style style:name="ro9" style:family="table-row">
      <style:table-row-properties style:row-height="0.42cm" fo:break-before="auto" style:use-optimal-row-height="false"/>
    </style:style>
    <style:style style:name="ta6" style:family="table" style:master-page-name="PageStyle_5f_Nick_27_s_20_Team">
      <style:table-properties table:display="true" style:writing-mode="lr-tb"/>
    </style:style>
    <style:style style:name="ta8" style:family="table" style:master-page-name="PageStyle_5f_Tyler_27_s_20_Team">
      <style:table-properties table:display="true" style:writing-mode="lr-tb"/>
    </style:style>
    <style:style style:name="ta12" style:family="table" style:master-page-name="PageStyle_5f_Graham_27_s_20_Team">
      <style:table-properties table:display="true" style:writing-mode="lr-tb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7" style:family="table" style:master-page-name="PageStyle_5f_Ben_27_s_20_Team">
      <style:table-properties table:display="true" style:writing-mode="lr-tb"/>
    </style:style>
    <style:style style:name="ta9" style:family="table" style:master-page-name="PageStyle_5f_Matt_27_s_20_Team">
      <style:table-properties table:display="true" style:writing-mode="lr-tb"/>
    </style:style>
    <style:style style:name="ta13" style:family="table" style:master-page-name="PageStyle_5f_Andrew_27_s_20_Team">
      <style:table-properties table:display="true" style:writing-mode="lr-tb"/>
    </style:style>
    <style:style style:name="ta14" style:family="table" style:master-page-name="PageStyle_5f_Evan_27_s_20_Team">
      <style:table-properties table:display="true" style:writing-mode="lr-tb"/>
    </style:style>
    <style:style style:name="ta15" style:family="table" style:master-page-name="PageStyle_5f_Sam_27_s_20_Team">
      <style:table-properties table:display="true" style:writing-mode="lr-tb"/>
    </style:style>
    <style:style style:name="ta16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7" table:print="false">
        <office:forms form:automatic-focus="false" form:apply-design-mode="false"/>
        <table:table-column table:style-name="co19" table:default-cell-style-name="Default"/>
        <table:table-column table:style-name="co2" table:default-cell-style-name="ce1"/>
        <table:table-column table:style-name="co20" table:default-cell-style-name="ce1"/>
        <table:table-column table:style-name="co13" table:default-cell-style-name="ce26"/>
        <table:table-column table:style-name="co21" table:default-cell-style-name="ce26"/>
        <table:table-column table:style-name="co22" table:default-cell-style-name="Default"/>
        <table:table-column table:style-name="co2" table:number-columns-repeated="2" table:default-cell-style-name="ce1"/>
        <table:table-column table:style-name="co24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table:style-name="ce26" office:value-type="float" office:value="7538000">
            <text:p>7,538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table:style-name="ce26" office:value-type="float" office:value="2500000">
            <text:p>2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table:style-name="ce26" office:value-type="float" office:value="3575000">
            <text:p>3,57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6" office:value-type="float" office:value="2800000">
            <text:p>2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6" office:value-type="float" office:value="3194000">
            <text:p>3,194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2500000">
            <text:p>2,500,000.00</text:p>
          </table:table-cell>
          <table:table-cell/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table:style-name="ce26" office:value-type="float" office:value="6800000">
            <text:p>6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6" office:value-type="float" office:value="4750000">
            <text:p>4,7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6" office:value-type="float" office:value="6500000">
            <text:p>6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6" office:value-type="float" office:value="5538000">
            <text:p>5,538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table:style-name="ce26" office:value-type="float" office:value="6000000">
            <text:p>6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3">
          <table:table-cell office:value-type="float" office:value="1022">
            <text:p>102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Ward</text:p>
          </table:table-cell>
          <table:table-cell table:style-name="Default" office:value-type="float" office:value="3275000">
            <text:p>3275000</text:p>
          </table:table-cell>
          <table:table-cell/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table:style-name="ce26" office:value-type="float" office:value="3000000">
            <text:p>3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3900000">
            <text:p>3900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6" table:formula="of:=SUM([.I1:.I15])" office:value-type="float" office:value="70220000">
            <text:p>70,22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/>
          <table:table-cell table:style-name="ce1"/>
          <table:table-cell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08">
            <text:p>2208</text:p>
          </table:table-cell>
          <table:table-cell office:value-type="string">
            <text:p>D</text:p>
          </table:table-cell>
          <table:table-cell office:value-type="string">
            <text:p>C Ceci</text:p>
          </table:table-cell>
          <table:table-cell office:value-type="float" office:value="1369000">
            <text:p>1,369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3193000">
            <text:p>113,19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6">
            <text:p>6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9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Matt's Team" table:style-name="ta9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27" table:default-cell-style-name="ce26"/>
        <table:table-column table:style-name="co2" table:default-cell-style-name="ce26"/>
        <table:table-column table:style-name="co2" table:default-cell-style-name="Default"/>
        <table:table-column table:style-name="co2" table:number-columns-repeated="2" table:default-cell-style-name="ce1"/>
        <table:table-column table:style-name="co35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4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F</text:p>
          </table:table-cell>
          <table:table-cell office:value-type="string">
            <text:p>J Lupul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1902">
            <text:p>1902</text:p>
          </table:table-cell>
          <table:table-cell office:value-type="string">
            <text:p>F</text:p>
          </table:table-cell>
          <table:table-cell office:value-type="string">
            <text:p>R Rakell</text:p>
          </table:table-cell>
          <table:table-cell office:value-type="float" office:value="849000">
            <text:p>849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F</text:p>
          </table:table-cell>
          <table:table-cell office:value-type="string">
            <text:p>R Rakell</text:p>
          </table:table-cell>
          <table:table-cell office:value-type="float" office:value="849000">
            <text:p>849,000.00</text:p>
          </table:table-cell>
          <table:table-cell/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49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formula="of:=SUM([.I1:.I15])" office:value-type="float" office:value="71350000">
            <text:p>71,350,000.00</text:p>
          </table:table-cell>
          <table:table-cell table:number-columns-repeated="249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40">
            <text:p>1440</text:p>
          </table:table-cell>
          <table:table-cell office:value-type="string">
            <text:p>D</text:p>
          </table:table-cell>
          <table:table-cell table:style-name="ce24" office:value-type="string">
            <text:p>N Holden</text:p>
          </table:table-cell>
          <table:table-cell table:style-name="ce25" office:value-type="float" office:value="600000">
            <text:p>600,000.00</text:p>
          </table:table-cell>
          <table:table-cell table:style-name="ce25"/>
          <table:table-cell table:style-name="ce1"/>
          <table:table-cell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office:value-type="float" office:value="894000">
            <text:p>894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726">
            <text:p>1726</text:p>
          </table:table-cell>
          <table:table-cell office:value-type="string">
            <text:p>D</text:p>
          </table:table-cell>
          <table:table-cell office:value-type="string">
            <text:p>O Klefbom</text:p>
          </table:table-cell>
          <table:table-cell office:value-type="float" office:value="1244000">
            <text:p>1,24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247">
            <text:p>1247</text:p>
          </table:table-cell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5982000">
            <text:p>115,98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3"/>
          <table:table-cell table:style-name="ce1" table:number-columns-repeated="2"/>
          <table:table-cell/>
          <table:table-cell table:style-name="Default"/>
          <table:table-cell/>
          <table:table-cell table:style-name="ce1"/>
          <table:table-cell table:number-columns-repeated="249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249"/>
        </table:table-row>
      </table:table>
      <table:table table:name="Andrew's Team" table:style-name="ta13" table:print="false">
        <office:forms form:automatic-focus="false" form:apply-design-mode="false"/>
        <table:table-column table:style-name="co36" table:default-cell-style-name="Default"/>
        <table:table-column table:style-name="co36" table:default-cell-style-name="ce1"/>
        <table:table-column table:style-name="co39" table:default-cell-style-name="ce1"/>
        <table:table-column table:style-name="co40" table:default-cell-style-name="ce26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41" table:default-cell-style-name="ce1"/>
        <table:table-column table:style-name="co39" table:default-cell-style-name="Default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office:value-type="float" office:value="1363000">
            <text:p>13630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table:style-name="ce26" office:value-type="float" office:value="6875000">
            <text:p>6,8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table:style-name="ce26" office:value-type="float" office:value="2800000">
            <text:p>2,800,000.00</text:p>
          </table:table-cell>
          <table:table-cell table:number-columns-repeated="249"/>
        </table:table-row>
        <table:table-row table:style-name="ro5"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table:style-name="ce26"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5"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office:value-type="float" office:value="2625000">
            <text:p>2625000</text:p>
          </table:table-cell>
          <table:table-cell table:number-columns-repeated="249"/>
        </table:table-row>
        <table:table-row table:style-name="ro1"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table:style-name="ce26" office:value-type="float" office:value="3500000">
            <text:p>3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table:style-name="ce26"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table:style-name="ce26" office:value-type="float" office:value="3500000">
            <text:p>3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7" office:value-type="float" office:value="3333000">
            <text:p>3,333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table:style-name="ce26" office:value-type="float" office:value="9000000">
            <text:p>9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7" office:value-type="float" office:value="3333000">
            <text:p>3,333,000.00</text:p>
          </table:table-cell>
          <table:table-cell/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table:style-name="ce26" office:value-type="float" office:value="1704000">
            <text:p>1,70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table:style-name="ce5" office:value-type="float" office:value="1594">
            <text:p>1594</text:p>
          </table:table-cell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table:style-name="ce26" office:value-type="float" office:value="5200000">
            <text:p>5,2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016">
            <text:p>1016</text:p>
          </table:table-cell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office:value-type="float" office:value="1131000">
            <text:p>1131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6"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table:style-name="ce26" office:value-type="float" office:value="5800000">
            <text:p>5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2406">
            <text:p>240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Terraveinen</text:p>
          </table:table-cell>
          <table:table-cell table:style-name="Default" office:value-type="float" office:value="1344000">
            <text:p>1344000</text:p>
          </table:table-cell>
          <table:table-cell/>
          <table:table-cell table:style-name="ce29" office:value-type="float" office:value="2152">
            <text:p>2152</text:p>
          </table:table-cell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308">
            <text:p>1308</text:p>
          </table:table-cell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style-name="ce26" table:formula="of:=SUM([.I1:.I15])" office:value-type="float" office:value="60631000">
            <text:p>60,631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65">
            <text:p>166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yan Ellis</text:p>
          </table:table-cell>
          <table:table-cell table:style-name="Default" office:value-type="float" office:value="2500000">
            <text:p>25000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2394">
            <text:p>2394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D Nurse</text:p>
          </table:table-cell>
          <table:table-cell table:style-name="Default" office:value-type="float" office:value="1538000">
            <text:p>15380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float" office:value="1186">
            <text:p>1186</text:p>
          </table:table-cell>
          <table:table-cell office:value-type="string">
            <text:p>G</text:p>
          </table:table-cell>
          <table:table-cell office:value-type="string">
            <text:p>M Neuvirth</text:p>
          </table:table-cell>
          <table:table-cell office:value-type="float" office:value="1625000">
            <text:p>1,625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29" office:value-type="float" office:value="2152">
            <text:p>2152</text:p>
          </table:table-cell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95793000">
            <text:p>95,793,000.0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Defence</text:p>
          </table:table-cell>
          <table:table-cell table:style-name="ce1" table:formula="of:=COUNTIF([.A1:.A27];&quot;=D&quot;)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1"/>
          <table:table-cell table:style-name="Default"/>
          <table:table-cell office:value-type="string">
            <text:p>Goalies</text:p>
          </table:table-cell>
          <table:table-cell table:style-name="ce1" table:formula="of:=COUNTIF([.A1:.A28];&quot;=G&quot;)" office:value-type="float" office:value="0">
            <text:p>0</text:p>
          </table:table-cell>
          <table:table-cell/>
          <table:table-cell table:style-name="ce1"/>
          <table:table-cell table:number-columns-repeated="2"/>
          <table:table-cell table:style-name="ce1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6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6"/>
        <table:table-column table:style-name="co2" table:default-cell-style-name="ce26"/>
        <table:table-column table:style-name="co2" table:number-columns-repeated="3" table:default-cell-style-name="ce1"/>
        <table:table-column table:style-name="co25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F</text:p>
          </table:table-cell>
          <table:table-cell office:value-type="string">
            <text:p>A Semin</text:p>
          </table:table-cell>
          <table:table-cell office:value-type="float" office:value="1200000">
            <text:p>1,200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762">
            <text:p>762</text:p>
          </table:table-cell>
          <table:table-cell office:value-type="string">
            <text:p>F</text:p>
          </table:table-cell>
          <table:table-cell office:value-type="string">
            <text:p>A Semin</text:p>
          </table:table-cell>
          <table:table-cell office:value-type="float" office:value="1200000">
            <text:p>1,2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80">
            <text:p>1080</text:p>
          </table:table-cell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/>
          <table:table-cell table:style-name="Default"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table:style-name="Default"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table:style-name="Default"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 table:number-columns-repeated="249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8156000">
            <text:p>68,156,000.00</text:p>
          </table:table-cell>
          <table:table-cell table:number-columns-repeated="249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251">
            <text:p>2251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Hammond</text:p>
          </table:table-cell>
          <table:table-cell table:style-name="Default" office:value-type="float" office:value="1350000">
            <text:p>1350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0102000">
            <text:p>120,10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8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8" table:default-cell-style-name="ce7"/>
        <table:table-column table:style-name="co2" table:default-cell-style-name="ce7"/>
        <table:table-column table:style-name="co2" table:number-columns-repeated="2" table:default-cell-style-name="Default"/>
        <table:table-column table:style-name="co33" table:default-cell-style-name="ce5"/>
        <table:table-column table:style-name="co34" table:default-cell-style-name="ce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701">
            <text:p>701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1312">
            <text:p>1312</text:p>
          </table:table-cell>
          <table:table-cell table:style-name="ce5"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18">
            <text:p>141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1925">
            <text:p>192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Jenner</text:p>
          </table:table-cell>
          <table:table-cell table:style-name="ce26" office:value-type="float" office:value="894000">
            <text:p>894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374">
            <text:p>2374</text:p>
          </table:table-cell>
          <table:table-cell office:value-type="string">
            <text:p>F</text:p>
          </table:table-cell>
          <table:table-cell office:value-type="string">
            <text:p>V Nichushkin</text:p>
          </table:table-cell>
          <table:table-cell table:style-name="ce26" office:value-type="float" office:value="2125000">
            <text:p>2,125,000.00</text:p>
          </table:table-cell>
          <table:table-cell/>
          <table:table-cell office:value-type="float" office:value="2374">
            <text:p>237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Nichushkin</text:p>
          </table:table-cell>
          <table:table-cell table:style-name="ce26" office:value-type="float" office:value="2125000">
            <text:p>2,12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table:style-name="ce26" office:value-type="float" office:value="5250000">
            <text:p>5,250,000.00</text:p>
          </table:table-cell>
          <table:table-cell table:style-name="ce26"/>
          <table:table-cell office:value-type="float" office:value="1331">
            <text:p>133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 Kane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830">
            <text:p>2830</text:p>
          </table:table-cell>
          <table:table-cell table:style-name="ce5" office:value-type="string">
            <text:p>F</text:p>
          </table:table-cell>
          <table:table-cell table:style-name="ce5" office:value-type="string">
            <text:p>S Plotnikov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670">
            <text:p>670</text:p>
          </table:table-cell>
          <table:table-cell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table:style-name="ce5"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table:style-name="ce26" office:value-type="float" office:value="894000">
            <text:p>894,000.00</text:p>
          </table:table-cell>
          <table:table-cell/>
          <table:table-cell office:value-type="float" office:value="1970">
            <text:p>197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2nd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002">
            <text:p>100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701">
            <text:p>701</text:p>
          </table:table-cell>
          <table:table-cell table:style-name="ce5"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21">
            <text:p>1321</text:p>
          </table:table-cell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/>
          <table:table-cell office:value-type="float" office:value="1974">
            <text:p>1974</text:p>
          </table:table-cell>
          <table:table-cell table:style-name="ce29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1925">
            <text:p>1925</text:p>
          </table:table-cell>
          <table:table-cell office:value-type="string">
            <text:p>F</text:p>
          </table:table-cell>
          <table:table-cell office:value-type="string">
            <text:p>B Jenner</text:p>
          </table:table-cell>
          <table:table-cell table:style-name="ce26" office:value-type="float" office:value="894000">
            <text:p>894,000.00</text:p>
          </table:table-cell>
          <table:table-cell/>
          <table:table-cell office:value-type="float" office:value="1325">
            <text:p>1325</text:p>
          </table:table-cell>
          <table:table-cell table:style-name="ce5"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48">
            <text:p>134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table:style-name="ce1" office:value-type="float" office:value="537">
            <text:p>53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S Weber</text:p>
          </table:table-cell>
          <table:table-cell table:style-name="ce26" office:value-type="float" office:value="7857000">
            <text:p>7,857,000.00</text:p>
          </table:table-cell>
          <table:table-cell table:number-columns-repeated="249"/>
        </table:table-row>
        <table:table-row table:style-name="ro1">
          <table:table-cell office:value-type="float" office:value="1974">
            <text:p>1974</text:p>
          </table:table-cell>
          <table:table-cell table:style-name="ce29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1499">
            <text:p>1499</text:p>
          </table:table-cell>
          <table:table-cell table:style-name="ce5"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,700,000.00</text:p>
          </table:table-cell>
          <table:table-cell table:number-columns-repeated="249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float" office:value="2386">
            <text:p>238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Ristolainen</text:p>
          </table:table-cell>
          <table:table-cell office:value-type="float" office:value="1775000">
            <text:p>1,775,000.00</text:p>
          </table:table-cell>
          <table:table-cell table:number-columns-repeated="249"/>
        </table:table-row>
        <table:table-row table:style-name="ro1">
          <table:table-cell office:value-type="float" office:value="2343">
            <text:p>234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857">
            <text:p>857</text:p>
          </table:table-cell>
          <table:table-cell table:style-name="ce5"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49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 table:style-name="Default"/>
          <table:table-cell office:value-type="float" office:value="1343">
            <text:p>134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Holtby</text:p>
          </table:table-cell>
          <table:table-cell table:style-name="ce26"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5" office:value-type="string">
            <text:p>D</text:p>
          </table:table-cell>
          <table:table-cell table:style-name="ce5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 table:style-name="ce29"/>
          <table:table-cell office:value-type="string">
            <text:p>Salary:</text:p>
          </table:table-cell>
          <table:table-cell table:formula="of:=SUM([.I1:.I15])" office:value-type="float" office:value="58659000">
            <text:p>58,659,000.00</text:p>
          </table:table-cell>
          <table:table-cell table:number-columns-repeated="249"/>
        </table:table-row>
        <table:table-row table:style-name="ro1">
          <table:table-cell office:value-type="float" office:value="399">
            <text:p>399</text:p>
          </table:table-cell>
          <table:table-cell table:style-name="ce5" office:value-type="string">
            <text:p>D</text:p>
          </table:table-cell>
          <table:table-cell table:style-name="ce5" office:value-type="string">
            <text:p>T Daley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style-name="ce29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table:style-name="ce26" office:value-type="float" office:value="7857000">
            <text:p>7,857,000.00</text:p>
          </table:table-cell>
          <table:table-cell table:style-name="ce26"/>
          <table:table-cell table:style-name="ce1"/>
          <table:table-cell table:style-name="ce29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499">
            <text:p>1499</text:p>
          </table:table-cell>
          <table:table-cell table:style-name="ce5" office:value-type="string">
            <text:p>D</text:p>
          </table:table-cell>
          <table:table-cell table:style-name="ce5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1"/>
          <table:table-cell table:style-name="ce29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office:value-type="float" office:value="1775000">
            <text:p>1,775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 table:style-name="ce26"/>
          <table:table-cell table:number-columns-repeated="2"/>
          <table:table-cell table:style-name="Default" table:number-columns-repeated="2"/>
          <table:table-cell table:number-columns-repeated="249"/>
        </table:table-row>
        <table:table-row table:style-name="ro1">
          <table:table-cell office:value-type="float" office:value="2006">
            <text:p>2006</text:p>
          </table:table-cell>
          <table:table-cell table:style-name="ce5" office:value-type="string">
            <text:p>D</text:p>
          </table:table-cell>
          <table:table-cell table:style-name="ce5" office:value-type="string">
            <text:p>H Lindholm</text:p>
          </table:table-cell>
          <table:table-cell office:value-type="float" office:value="1744000">
            <text:p>1,744,000.00</text:p>
          </table:table-cell>
          <table:table-cell table:number-columns-repeated="3"/>
          <table:table-cell table:style-name="Default" table:number-columns-repeated="2"/>
          <table:table-cell table:number-columns-repeated="249"/>
        </table:table-row>
        <table:table-row table:style-name="ro1">
          <table:table-cell office:value-type="float" office:value="857">
            <text:p>857</text:p>
          </table:table-cell>
          <table:table-cell table:style-name="ce5" office:value-type="string">
            <text:p>G</text:p>
          </table:table-cell>
          <table:table-cell table:style-name="ce5"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3"/>
          <table:table-cell table:style-name="Default" table:number-columns-repeated="2"/>
          <table:table-cell table:number-columns-repeated="249"/>
        </table:table-row>
        <table:table-row table:style-name="ro1">
          <table:table-cell office:value-type="float" office:value="688">
            <text:p>688</text:p>
          </table:table-cell>
          <table:table-cell table:style-name="ce5" office:value-type="string">
            <text:p>G</text:p>
          </table:table-cell>
          <table:table-cell table:style-name="ce5"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3"/>
          <table:table-cell table:style-name="Default" table:number-columns-repeated="2"/>
          <table:table-cell table:number-columns-repeated="249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table:style-name="ce26" office:value-type="float" office:value="1850000">
            <text:p>1,850,000.00</text:p>
          </table:table-cell>
          <table:table-cell table:number-columns-repeated="3"/>
          <table:table-cell table:style-name="Default" table:number-columns-repeated="2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style-name="ce26"/>
          <table:table-cell table:number-columns-repeated="2"/>
          <table:table-cell table:style-name="Default" table:number-columns-repeated="2"/>
          <table:table-cell table:number-columns-repeated="249"/>
        </table:table-row>
        <table:table-row table:style-name="ro1">
          <table:table-cell table:number-columns-repeated="3"/>
          <table:table-cell table:style-name="ce26" table:number-columns-repeated="2"/>
          <table:table-cell table:number-columns-repeated="2"/>
          <table:table-cell table:style-name="Default" table:number-columns-repeated="2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style-name="ce26" table:formula="of:=SUM([.D1:.D22])" office:value-type="float" office:value="76647000">
            <text:p>76,647,000.00</text:p>
          </table:table-cell>
          <table:table-cell table:style-name="ce1"/>
          <table:table-cell table:number-columns-repeated="2"/>
          <table:table-cell table:style-name="Default" table:number-columns-repeated="2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 table:number-columns-repeated="2"/>
          <table:table-cell table:style-name="Default" table:number-columns-repeated="2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style-name="ce1" table:number-columns-repeated="2"/>
          <table:table-cell table:style-name="ce5"/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3">
            <text:p>3</text:p>
          </table:table-cell>
          <table:table-cell table:style-name="ce1" table:number-columns-repeated="4"/>
          <table:table-cell table:number-columns-repeated="250"/>
        </table:table-row>
        <table:table-row table:style-name="ro1">
          <table:table-cell table:number-columns-repeated="3"/>
          <table:table-cell table:style-name="ce1" table:number-columns-repeated="3"/>
          <table:table-cell table:style-name="ce5"/>
          <table:table-cell table:number-columns-repeated="251"/>
        </table:table-row>
        <table:table-row table:style-name="ro1">
          <table:table-cell/>
          <table:table-cell table:style-name="Default" table:number-columns-repeated="4"/>
          <table:table-cell table:style-name="ce1"/>
          <table:table-cell table:style-name="ce5"/>
          <table:table-cell table:number-columns-repeated="251"/>
        </table:table-row>
      </table:table>
      <table:table table:name="Evan's Team" table:style-name="ta14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42" table:default-cell-style-name="ce1"/>
        <table:table-column table:style-name="co43" table:default-cell-style-name="ce26"/>
        <table:table-column table:style-name="co2" table:default-cell-style-name="ce26"/>
        <table:table-column table:style-name="co2" table:number-columns-repeated="3" table:default-cell-style-name="ce1"/>
        <table:table-column table:style-name="co23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512">
            <text:p>512</text:p>
          </table:table-cell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float" office:value="676">
            <text:p>676</text:p>
          </table:table-cell>
          <table:table-cell office:value-type="string">
            <text:p>F</text:p>
          </table:table-cell>
          <table:table-cell office:value-type="string">
            <text:p>J Williams</text:p>
          </table:table-cell>
          <table:table-cell office:value-type="float" office:value="3250000">
            <text:p>3,250,000.00</text:p>
          </table:table-cell>
          <table:table-cell/>
          <table:table-cell table:style-name="Default" office:value-type="float" office:value="2016">
            <text:p>2016</text:p>
          </table:table-cell>
          <table:table-cell office:value-type="string">
            <text:p>Sam's 4th</text:p>
          </table:table-cell>
          <table:table-cell table:number-columns-repeated="246"/>
        </table:table-row>
        <table:table-row table:style-name="ro1">
          <table:table-cell office:value-type="float" office:value="1407">
            <text:p>140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Johannson</text:p>
          </table:table-cell>
          <table:table-cell table:style-name="Default" office:value-type="float" office:value="3750000">
            <text:p>3750000</text:p>
          </table:table-cell>
          <table:table-cell/>
          <table:table-cell table:style-name="Default"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2nd</text:p>
          </table:table-cell>
          <table:table-cell table:number-columns-repeated="246"/>
        </table:table-row>
        <table:table-row table:style-name="ro1"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table:style-name="Default" office:value-type="float" office:value="2585">
            <text:p>258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Burakovsky</text:p>
          </table:table-cell>
          <table:table-cell table:style-name="Default" office:value-type="float" office:value="894000">
            <text:p>8940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table:style-name="Default"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Sam's 3rd</text:p>
          </table:table-cell>
          <table:table-cell table:number-columns-repeated="246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table:style-name="ce1" office:value-type="float" office:value="676">
            <text:p>676</text:p>
          </table:table-cell>
          <table:table-cell office:value-type="string">
            <text:p>F</text:p>
          </table:table-cell>
          <table:table-cell office:value-type="string">
            <text:p>J Williams</text:p>
          </table:table-cell>
          <table:table-cell office:value-type="float" office:value="3250000">
            <text:p>3,250,000.00</text:p>
          </table:table-cell>
          <table:table-cell/>
          <table:table-cell table:style-name="Default"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85">
            <text:p>258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Burakovsky</text:p>
          </table:table-cell>
          <table:table-cell table:style-name="Default" office:value-type="float" office:value="894000">
            <text:p>894000</text:p>
          </table:table-cell>
          <table:table-cell/>
          <table:table-cell table:style-name="Default"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table:style-name="Default" office:value-type="float" office:value="180">
            <text:p>180</text:p>
          </table:table-cell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 table:style-name="ce7"/>
          <table:table-cell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table:style-name="Default"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table:style-name="Default"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table:style-name="Default"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507">
            <text:p>507</text:p>
          </table:table-cell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49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3"/>
          <table:table-cell office:value-type="string">
            <text:p>Salary</text:p>
          </table:table-cell>
          <table:table-cell table:formula="of:=SUM([.I1:.I15])" office:value-type="float" office:value="61526000">
            <text:p>61,526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1284">
            <text:p>1284</text:p>
          </table:table-cell>
          <table:table-cell office:value-type="string">
            <text:p>D</text:p>
          </table:table-cell>
          <table:table-cell office:value-type="string">
            <text:p>A Martinez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3"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 table:number-columns-repeated="3"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26">
            <text:p>2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1"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 table:number-columns-repeated="5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96709000">
            <text:p>96,709,000.00</text:p>
          </table:table-cell>
          <table:table-cell table:style-name="Default" table:number-columns-repeated="5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/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/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/>
          <table:table-cell table:number-columns-repeated="253"/>
        </table:table-row>
        <table:table-row table:style-name="ro1" table:number-rows-repeated="2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Graham's Team" table:style-name="ta12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7" table:default-cell-style-name="ce1"/>
        <table:table-column table:style-name="co25" table:default-cell-style-name="ce26"/>
        <table:table-column table:style-name="co2" table:default-cell-style-name="ce26"/>
        <table:table-column table:style-name="co2" table:default-cell-style-name="Default"/>
        <table:table-column table:style-name="co2" table:number-columns-repeated="2" table:default-cell-style-name="ce1"/>
        <table:table-column table:style-name="co38" table:default-cell-style-name="ce26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2" table:number-columns-repeated="10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 table:number-columns-repeated="2"/>
          <table:table-cell table:style-name="ce1" office:value-type="float" office:value="2016">
            <text:p>2016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float" office:value="2016">
            <text:p>2016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/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 table:number-columns-repeated="2"/>
          <table:table-cell table:style-name="ce1" office:value-type="float" office:value="2016">
            <text:p>2016</text:p>
          </table:table-cell>
          <table:table-cell table:style-name="ce1"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table:style-name="ce1" office:value-type="float" office:value="2389">
            <text:p>2389</text:p>
          </table:table-cell>
          <table:table-cell office:value-type="string">
            <text:p>F</text:p>
          </table:table-cell>
          <table:table-cell office:value-type="string">
            <text:p>E Lindholm</text:p>
          </table:table-cell>
          <table:table-cell office:value-type="float" office:value="1350000">
            <text:p>1,35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49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table:style-name="ce5" office:value-type="float" office:value="1412">
            <text:p>1412</text:p>
          </table:table-cell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 table:number-columns-repeated="249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49"/>
        </table:table-row>
        <table:table-row table:style-name="ro1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249"/>
        </table:table-row>
        <table:table-row table:style-name="ro1">
          <table:table-cell office:value-type="float" office:value="2274">
            <text:p>2274</text:p>
          </table:table-cell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style-name="ce1" office:value-type="float" office:value="2389">
            <text:p>2389</text:p>
          </table:table-cell>
          <table:table-cell office:value-type="string">
            <text:p>F</text:p>
          </table:table-cell>
          <table:table-cell office:value-type="string">
            <text:p>E Lindholm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68933000">
            <text:p>68,933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D</text:p>
          </table:table-cell>
          <table:table-cell office:value-type="string">
            <text:p>A Edler</text:p>
          </table:table-cell>
          <table:table-cell office:value-type="float" office:value="6000000">
            <text:p>6,00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style-name="ce5" office:value-type="float" office:value="1412">
            <text:p>1412</text:p>
          </table:table-cell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/>
          <table:table-cell table:style-name="ce1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105881333">
            <text:p>105,881,333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</table:table>
      <table:table table:name="Sam's Team" table:style-name="ta15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38" table:default-cell-style-name="ce26"/>
        <table:table-column table:style-name="co2" table:default-cell-style-name="ce26"/>
        <table:table-column table:style-name="co2" table:number-columns-repeated="2" table:default-cell-style-name="ce1"/>
        <table:table-column table:style-name="co44" table:default-cell-style-name="ce1"/>
        <table:table-column table:style-name="co45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P Kane</text:p>
          </table:table-cell>
          <table:table-cell table:style-name="ce7" office:value-type="float" office:value="10500000">
            <text:p>10,500,000.00</text:p>
          </table:table-cell>
          <table:table-cell/>
          <table:table-cell table:style-name="Default" office:value-type="float" office:value="499">
            <text:p>49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P Kane</text:p>
          </table:table-cell>
          <table:table-cell table:style-name="ce7" office:value-type="float" office:value="10500000">
            <text:p>10,5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313">
            <text:p>131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8">
          <table:table-cell office:value-type="float" office:value="1313">
            <text:p>131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table:style-name="Default"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table:style-name="ce26" office:value-type="float" office:value="1167000">
            <text:p>1,167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Evan's 5th</text:p>
          </table:table-cell>
          <table:table-cell table:number-columns-repeated="245"/>
        </table:table-row>
        <table:table-row table:style-name="ro5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6" office:value-type="float" office:value="1461000">
            <text:p>1,461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table:style-name="Default" office:value-type="float" office:value="312">
            <text:p>312</text:p>
          </table:table-cell>
          <table:table-cell office:value-type="string">
            <text:p>F</text:p>
          </table:table-cell>
          <table:table-cell office:value-type="string">
            <text:p>D Krejci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table:style-name="Default"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table:style-name="ce26" office:value-type="float" office:value="4500000">
            <text:p>4,5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496">
            <text:p>1496</text:p>
          </table:table-cell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table:style-name="Default"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6" office:value-type="float" office:value="894000">
            <text:p>894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">
          <table:table-cell table:style-name="ce1"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table:style-name="Default"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F</text:p>
          </table:table-cell>
          <table:table-cell office:value-type="string">
            <text:p>M Cammaleri</text:p>
          </table:table-cell>
          <table:table-cell office:value-type="float" office:value="5000000">
            <text:p>5,000,000.00</text:p>
          </table:table-cell>
          <table:table-cell/>
          <table:table-cell table:style-name="Default" office:value-type="float" office:value="386">
            <text:p>386</text:p>
          </table:table-cell>
          <table:table-cell office:value-type="string">
            <text:p>F</text:p>
          </table:table-cell>
          <table:table-cell office:value-type="string">
            <text:p>L Eriksson</text:p>
          </table:table-cell>
          <table:table-cell table:style-name="ce26" office:value-type="float" office:value="4250000">
            <text:p>4,2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64">
            <text:p>6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B Ryan</text:p>
          </table:table-cell>
          <table:table-cell table:style-name="Default" office:value-type="float" office:value="7250000">
            <text:p>7250000</text:p>
          </table:table-cell>
          <table:table-cell/>
          <table:table-cell table:style-name="Default"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6" office:value-type="float" office:value="5760000">
            <text:p>5,76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1833">
            <text:p>1833</text:p>
          </table:table-cell>
          <table:table-cell office:value-type="string">
            <text:p>D</text:p>
          </table:table-cell>
          <table:table-cell table:style-name="ce24" office:value-type="string">
            <text:p>S Vatenen</text:p>
          </table:table-cell>
          <table:table-cell table:style-name="ce26" office:value-type="float" office:value="1262000">
            <text:p>1,262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Default"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table:style-name="ce26" office:value-type="float" office:value="2600000">
            <text:p>2,6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table:style-name="Default"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F</text:p>
          </table:table-cell>
          <table:table-cell office:value-type="string">
            <text:p>L Eriksson</text:p>
          </table:table-cell>
          <table:table-cell office:value-type="float" office:value="4250000">
            <text:p>4,250,000.00</text:p>
          </table:table-cell>
          <table:table-cell/>
          <table:table-cell table:style-name="Default"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table:style-name="ce26" office:value-type="float" office:value="3188000">
            <text:p>3,188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table:style-name="Default"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6" office:value-type="float" office:value="378000">
            <text:p>378,000.00</text:p>
          </table:table-cell>
          <table:table-cell table:number-columns-repeated="249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3"/>
          <table:table-cell office:value-type="string">
            <text:p>Salary</text:p>
          </table:table-cell>
          <table:table-cell table:style-name="ce26" table:formula="of:=SUM([.I1:.I15])" office:value-type="float" office:value="52813000">
            <text:p>52,813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24" office:value-type="string">
            <text:p>S Vatenen</text:p>
          </table:table-cell>
          <table:table-cell office:value-type="float" office:value="1262000">
            <text:p>1,262,000.00</text:p>
          </table:table-cell>
          <table:table-cell table:number-columns-repeated="3"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3"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 table:number-columns-repeated="3"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3775000">
            <text:p>3,775,000.00</text:p>
          </table:table-cell>
          <table:table-cell table:number-columns-repeated="254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4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office:value-type="float" office:value="2099">
            <text:p>2099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L Domingue</text:p>
          </table:table-cell>
          <table:table-cell table:style-name="Default" office:value-type="float" office:value="605000">
            <text:p>605000</text:p>
          </table:table-cell>
          <table:table-cell table:style-name="ce1"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54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91014000">
            <text:p>91,014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 table:number-columns-repeated="253"/>
        </table:table-row>
        <table:table-row table:style-name="ro1" table:number-rows-repeated="8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Kieran's Team" table:style-name="ta16" table:print="false">
        <office:forms form:automatic-focus="false" form:apply-design-mode="false"/>
        <table:table-column table:style-name="co26" table:number-columns-repeated="2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26" table:number-columns-repeated="3" table:default-cell-style-name="Default"/>
        <table:table-column table:style-name="co20" table:default-cell-style-name="Default"/>
        <table:table-column table:style-name="co47" table:default-cell-style-name="Default"/>
        <table:table-column table:style-name="co26" table:number-columns-repeated="3" table:default-cell-style-name="Default"/>
        <table:table-row table:style-name="ro9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6" office:value-type="float" office:value="2825000">
            <text:p>2,825,000.00</text:p>
          </table:table-cell>
          <table:table-cell/>
          <table:table-cell office:value-type="float" office:value="293">
            <text:p>2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Vanek</text:p>
          </table:table-cell>
          <table:table-cell table:style-name="ce26" office:value-type="float" office:value="6500000">
            <text:p>6,500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1st</text:p>
          </table:table-cell>
        </table:table-row>
        <table:table-row table:style-name="ro9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6" office:value-type="float" office:value="2500000">
            <text:p>2,500,000.00</text:p>
          </table:table-cell>
          <table:table-cell/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6" office:value-type="float" office:value="2500000">
            <text:p>2,500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2nd</text:p>
          </table:table-cell>
        </table:table-row>
        <table:table-row table:style-name="ro9">
          <table:table-cell office:value-type="float" office:value="293">
            <text:p>2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Vanek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3rd</text:p>
          </table:table-cell>
        </table:table-row>
        <table:table-row table:style-name="ro9">
          <table:table-cell office:value-type="float" office:value="157">
            <text:p>15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4th</text:p>
          </table:table-cell>
        </table:table-row>
        <table:table-row table:style-name="ro9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349">
            <text:p>349</text:p>
          </table:table-cell>
          <table:table-cell office:value-type="string">
            <text:p>F</text:p>
          </table:table-cell>
          <table:table-cell office:value-type="string">
            <text:p>Scott Hartnell</text:p>
          </table:table-cell>
          <table:table-cell office:value-type="float" office:value="4750000">
            <text:p>475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5th</text:p>
          </table:table-cell>
        </table:table-row>
        <table:table-row table:style-name="ro9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6" office:value-type="float" office:value="2825000">
            <text:p>2,825,000.00</text:p>
          </table:table-cell>
          <table:table-cell/>
          <table:table-cell table:style-name="ce1" office:value-type="float" office:value="2016">
            <text:p>2016</text:p>
          </table:table-cell>
          <table:table-cell table:style-name="ce1" office:value-type="string">
            <text:p>Evan's 4th</text:p>
          </table:table-cell>
        </table:table-row>
        <table:table-row table:style-name="ro9">
          <table:table-cell office:value-type="float" office:value="349">
            <text:p>349</text:p>
          </table:table-cell>
          <table:table-cell office:value-type="string">
            <text:p>F</text:p>
          </table:table-cell>
          <table:table-cell office:value-type="string">
            <text:p>Scott Hartnell</text:p>
          </table:table-cell>
          <table:table-cell office:value-type="float" office:value="4750000">
            <text:p>4750000</text:p>
          </table:table-cell>
          <table:table-cell/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6" office:value-type="float" office:value="7000000">
            <text:p>7,000,000.00</text:p>
          </table:table-cell>
          <table:table-cell/>
          <table:table-cell table:style-name="ce1" office:value-type="float" office:value="2016">
            <text:p>2016</text:p>
          </table:table-cell>
          <table:table-cell table:style-name="ce1" office:value-type="string">
            <text:p>Evan's 3rd</text:p>
          </table:table-cell>
        </table:table-row>
        <table:table-row table:style-name="ro9">
          <table:table-cell office:value-type="float" office:value="1237">
            <text:p>1237</text:p>
          </table:table-cell>
          <table:table-cell table:style-name="ce5" office:value-type="string">
            <text:p>F</text:p>
          </table:table-cell>
          <table:table-cell table:style-name="ce5" office:value-type="string">
            <text:p>R O'Reilly</text:p>
          </table:table-cell>
          <table:table-cell table:style-name="ce7" office:value-type="float" office:value="6000000">
            <text:p>6,000,000.00</text:p>
          </table:table-cell>
          <table:table-cell/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1st</text:p>
          </table:table-cell>
        </table:table-row>
        <table:table-row table:style-name="ro9">
          <table:table-cell table:style-name="ce1" office:value-type="float" office:value="1243">
            <text:p>12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an Riemsdyk</text:p>
          </table:table-cell>
          <table:table-cell table:style-name="ce26" office:value-type="float" office:value="4250000">
            <text:p>4,250,000.00</text:p>
          </table:table-cell>
          <table:table-cell/>
          <table:table-cell table:style-name="ce1" office:value-type="float" office:value="1243">
            <text:p>12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an Riemsdyk</text:p>
          </table:table-cell>
          <table:table-cell table:style-name="ce26" office:value-type="float" office:value="4250000">
            <text:p>4,25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2nd</text:p>
          </table:table-cell>
        </table:table-row>
        <table:table-row table:style-name="ro9">
          <table:table-cell table:style-name="ce1" office:value-type="float" office:value="379">
            <text:p>379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Ribeiro</text:p>
          </table:table-cell>
          <table:table-cell table:style-name="ce26" office:value-type="float" office:value="1000000">
            <text:p>1,000,000.00</text:p>
          </table:table-cell>
          <table:table-cell/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6" office:value-type="float" office:value="2150000">
            <text:p>2,15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3rd</text:p>
          </table:table-cell>
        </table:table-row>
        <table:table-row table:style-name="ro9">
          <table:table-cell office:value-type="float" office:value="296">
            <text:p>29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Pominville</text:p>
          </table:table-cell>
          <table:table-cell table:style-name="ce26" office:value-type="float" office:value="5600000">
            <text:p>5,600,000.00</text:p>
          </table:table-cell>
          <table:table-cell/>
          <table:table-cell office:value-type="float" office:value="257">
            <text:p>257</text:p>
          </table:table-cell>
          <table:table-cell table:style-name="ce5" office:value-type="string">
            <text:p>D</text:p>
          </table:table-cell>
          <table:table-cell table:style-name="ce5" office:value-type="string">
            <text:p>A Markov</text:p>
          </table:table-cell>
          <table:table-cell table:style-name="ce7" office:value-type="float" office:value="5750000">
            <text:p>5,75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4th</text:p>
          </table:table-cell>
        </table:table-row>
        <table:table-row table:style-name="ro9">
          <table:table-cell office:value-type="float" office:value="456">
            <text:p>45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Vrbata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323">
            <text:p>323</text:p>
          </table:table-cell>
          <table:table-cell office:value-type="string">
            <text:p>D</text:p>
          </table:table-cell>
          <table:table-cell office:value-type="string">
            <text:p>Denis Wideman</text:p>
          </table:table-cell>
          <table:table-cell office:value-type="float" office:value="5250000">
            <text:p>52500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5th</text:p>
          </table:table-cell>
        </table:table-row>
        <table:table-row table:style-name="ro9"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/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6" office:value-type="float" office:value="4600000">
            <text:p>4,600,000.00</text:p>
          </table:table-cell>
          <table:table-cell table:number-columns-repeated="3"/>
        </table:table-row>
        <table:table-row table:style-name="ro9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6" office:value-type="float" office:value="4700000">
            <text:p>4,700,000.00</text:p>
          </table:table-cell>
          <table:table-cell/>
          <table:table-cell office:value-type="float" office:value="685">
            <text:p>68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K Lehtonen</text:p>
          </table:table-cell>
          <table:table-cell table:style-name="ce26" office:value-type="float" office:value="5900000">
            <text:p>5,900,000.00</text:p>
          </table:table-cell>
          <table:table-cell table:number-columns-repeated="3"/>
        </table:table-row>
        <table:table-row table:style-name="ro9"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6" office:value-type="float" office:value="7000000">
            <text:p>7,000,000.00</text:p>
          </table:table-cell>
          <table:table-cell/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3"/>
        </table:table-row>
        <table:table-row table:style-name="ro9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6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6" table:formula="of:=SUM([.I1:.I15])" office:value-type="float" office:value="74665000">
            <text:p>74,665,000.00</text:p>
          </table:table-cell>
          <table:table-cell table:number-columns-repeated="3"/>
        </table:table-row>
        <table:table-row table:style-name="ro9">
          <table:table-cell table:style-name="ce1" office:value-type="float" office:value="784">
            <text:p>784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Green</text:p>
          </table:table-cell>
          <table:table-cell table:style-name="ce26" office:value-type="float" office:value="6083000">
            <text:p>6,083,000.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3"/>
        </table:table-row>
        <table:table-row table:style-name="ro9">
          <table:table-cell office:value-type="float" office:value="323">
            <text:p>323</text:p>
          </table:table-cell>
          <table:table-cell office:value-type="string">
            <text:p>D</text:p>
          </table:table-cell>
          <table:table-cell office:value-type="string">
            <text:p>Denis Wideman</text:p>
          </table:table-cell>
          <table:table-cell office:value-type="float" office:value="5250000">
            <text:p>52500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</table:table-row>
        <table:table-row table:style-name="ro9">
          <table:table-cell office:value-type="float" office:value="257">
            <text:p>257</text:p>
          </table:table-cell>
          <table:table-cell table:style-name="ce5" office:value-type="string">
            <text:p>D</text:p>
          </table:table-cell>
          <table:table-cell table:style-name="ce5" office:value-type="string">
            <text:p>A Markov</text:p>
          </table:table-cell>
          <table:table-cell table:style-name="ce7" office:value-type="float" office:value="5750000">
            <text:p>5,750,000.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3"/>
        </table:table-row>
        <table:table-row table:style-name="ro9"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6" office:value-type="float" office:value="5250000">
            <text:p>5,250,000.00</text:p>
          </table:table-cell>
          <table:table-cell table:number-columns-repeated="8"/>
        </table:table-row>
        <table:table-row table:style-name="ro9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6" office:value-type="float" office:value="4600000">
            <text:p>4,600,000.00</text:p>
          </table:table-cell>
          <table:table-cell table:number-columns-repeated="8"/>
        </table:table-row>
        <table:table-row table:style-name="ro9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7" office:value-type="float" office:value="2500000">
            <text:p>2,500,000.00</text:p>
          </table:table-cell>
          <table:table-cell table:number-columns-repeated="8"/>
        </table:table-row>
        <table:table-row table:style-name="ro9"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8"/>
        </table:table-row>
        <table:table-row table:style-name="ro9">
          <table:table-cell office:value-type="float" office:value="685">
            <text:p>68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K Lehtonen</text:p>
          </table:table-cell>
          <table:table-cell table:style-name="ce26" office:value-type="float" office:value="5900000">
            <text:p>5,900,000.00</text:p>
          </table:table-cell>
          <table:table-cell table:number-columns-repeated="8"/>
        </table:table-row>
        <table:table-row table:style-name="ro9">
          <table:table-cell table:number-columns-repeated="2"/>
          <table:table-cell table:style-name="ce1" office:value-type="string">
            <text:p>Salary</text:p>
          </table:table-cell>
          <table:table-cell table:style-name="ce26" table:formula="of:=SUM([.D1:.D24])" office:value-type="float" office:value="115673000">
            <text:p>115,673,000.00</text:p>
          </table:table-cell>
          <table:table-cell table:number-columns-repeated="8"/>
        </table:table-row>
        <table:table-row table:style-name="ro9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number-columns-repeated="8"/>
        </table:table-row>
        <table:table-row table:style-name="ro9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3];&quot;=D&quot;)" office:value-type="float" office:value="6">
            <text:p>6</text:p>
          </table:table-cell>
          <table:table-cell table:number-columns-repeated="8"/>
        </table:table-row>
        <table:table-row table:style-name="ro9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3];&quot;=G&quot;)" office:value-type="float" office:value="3">
            <text:p>3</text:p>
          </table:table-cell>
          <table:table-cell table:number-columns-repeated="8"/>
        </table:table-row>
        <table:table-row table:style-name="ro9" table:number-rows-repeated="1048547">
          <table:table-cell table:number-columns-repeated="12"/>
        </table:table-row>
        <table:table-row table:style-name="ro9">
          <table:table-cell table:number-columns-repeated="12"/>
        </table:table-row>
      </table:table>
      <table:table table:name="expansion players" table:style-name="ta10" table:print="false">
        <table:table-column table:style-name="co29" table:default-cell-style-name="ce5"/>
        <table:table-column table:style-name="co23" table:default-cell-style-name="ce5"/>
        <table:table-column table:style-name="co2" table:default-cell-style-name="ce7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8" office:value-type="string">
            <text:p>Jordans Team</text:p>
          </table:table-cell>
          <table:table-cell table:style-name="ce8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Huberdeau</text:p>
          </table:table-cell>
          <table:table-cell table:style-name="ce14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oews</text:p>
          </table:table-cell>
          <table:table-cell table:style-name="ce15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H Zetterberg</text:p>
          </table:table-cell>
          <table:table-cell table:style-name="ce14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P Bergeron</text:p>
          </table:table-cell>
          <table:table-cell table:style-name="ce15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Ladd</text:p>
          </table:table-cell>
          <table:table-cell table:style-name="ce16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Iginla</text:p>
          </table:table-cell>
          <table:table-cell table:style-name="ce14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C Hodgson</text:p>
          </table:table-cell>
          <table:table-cell table:style-name="ce16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7">
          <table:table-cell table:style-name="ce9" office:value-type="string">
            <text:p>F</text:p>
          </table:table-cell>
          <table:table-cell table:style-name="ce9" office:value-type="string">
            <text:p>D Sedin</text:p>
          </table:table-cell>
          <table:table-cell table:style-name="ce14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R Nugent-Hopkins</text:p>
          </table:table-cell>
          <table:table-cell table:style-name="ce16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. Schwartz</text:p>
          </table:table-cell>
          <table:table-cell table:style-name="ce16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Thornton</text:p>
          </table:table-cell>
          <table:table-cell table:style-name="ce14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Nichushkin</text:p>
          </table:table-cell>
          <table:table-cell table:style-name="ce16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S Monahan</text:p>
          </table:table-cell>
          <table:table-cell table:style-name="ce15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A Steen</text:p>
          </table:table-cell>
          <table:table-cell table:style-name="ce15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Rielly</text:p>
          </table:table-cell>
          <table:table-cell table:style-name="ce16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M Del Zotto</text:p>
          </table:table-cell>
          <table:table-cell table:style-name="ce15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S Voynov</text:p>
          </table:table-cell>
          <table:table-cell table:style-name="ce14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C Franson</text:p>
          </table:table-cell>
          <table:table-cell table:style-name="ce14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T Krug</text:p>
          </table:table-cell>
          <table:table-cell table:style-name="ce15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Vlasic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C Fowler</text:p>
          </table:table-cell>
          <table:table-cell table:style-name="ce16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Varlamov</text:p>
          </table:table-cell>
          <table:table-cell table:style-name="ce15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Price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G</text:p>
          </table:table-cell>
          <table:table-cell table:style-name="ce13" office:value-type="string">
            <text:p>E Lack</text:p>
          </table:table-cell>
          <table:table-cell table:style-name="ce17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J Howard</text:p>
          </table:table-cell>
          <table:table-cell table:style-name="ce14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Andrew's Team 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D Krejci</text:p>
          </table:table-cell>
          <table:table-cell table:style-name="ce16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E Johnson</text:p>
          </table:table-cell>
          <table:table-cell table:style-name="ce15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Z Chara</text:p>
          </table:table-cell>
          <table:table-cell table:style-name="ce14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D Doughty</text:p>
          </table:table-cell>
          <table:table-cell table:style-name="ce17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Ben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 Lupul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N Yakupov</text:p>
          </table:table-cell>
          <table:table-cell table:style-name="ce17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Bennett</text:p>
          </table:table-cell>
          <table:table-cell table:style-name="ce17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D Backes</text:p>
          </table:table-cell>
          <table:table-cell table:style-name="ce14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M Ribeiro</text:p>
          </table:table-cell>
          <table:table-cell table:style-name="ce17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A Goligoski</text:p>
          </table:table-cell>
          <table:table-cell table:style-name="ce15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Muzzin</text:p>
          </table:table-cell>
          <table:table-cell table:style-name="ce17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Faulk</text:p>
          </table:table-cell>
          <table:table-cell table:style-name="ce17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Barrie</text:p>
          </table:table-cell>
          <table:table-cell table:style-name="ce16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Matt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Ryan</text:p>
          </table:table-cell>
          <table:table-cell table:style-name="ce16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N Leddy</text:p>
          </table:table-cell>
          <table:table-cell table:style-name="ce15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Mason</text:p>
          </table:table-cell>
          <table:table-cell table:style-name="ce14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Nick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B Marchand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Marleau</text:p>
          </table:table-cell>
          <table:table-cell table:style-name="ce16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Bobrovsky</text:p>
          </table:table-cell>
          <table:table-cell table:style-name="ce14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Tyler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Voracek</text:p>
          </table:table-cell>
          <table:table-cell table:style-name="ce14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V Filppula</text:p>
          </table:table-cell>
          <table:table-cell table:style-name="ce15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Anderson</text:p>
          </table:table-cell>
          <table:table-cell table:style-name="ce16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19" office:value-type="string">
            <text:p>Evan</text:p>
          </table:table-cell>
          <table:table-cell table:style-name="ce20" office:value-type="string">
            <text:p>Graham</text:p>
          </table:table-cell>
          <table:table-cell table:style-name="ce21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5" office:value-type="string">
            <text:p>Oshie</text:p>
          </table:table-cell>
          <table:table-cell table:style-name="ce5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5" office:value-type="string">
            <text:p>Stastny</text:p>
          </table:table-cell>
          <table:table-cell table:style-name="ce5"/>
          <table:table-cell table:style-name="ce5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8" office:value-type="string">
            <text:p>Kuznetzov</text:p>
          </table:table-cell>
          <table:table-cell table:style-name="ce5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5" office:value-type="string">
            <text:p>Oshie</text:p>
          </table:table-cell>
          <table:table-cell table:style-name="ce5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5" office:value-type="string">
            <text:p>Palat</text:p>
          </table:table-cell>
          <table:table-cell table:style-name="ce5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5" office:value-type="string">
            <text:p>Sekera</text:p>
          </table:table-cell>
          <table:table-cell table:style-name="ce5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5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5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5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5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5"/>
          <table:table-cell table:style-name="ce5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5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5"/>
          <table:table-cell table:style-name="ce18" office:value-type="string">
            <text:p>Kuznetzov</text:p>
          </table:table-cell>
          <table:table-cell table:style-name="ce5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2016-03-01</text:date>, <text:time>21:05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6-03-01T21:05:52</dc:date>
    <dc:creator>Ben Miller</dc:creator>
    <meta:editing-duration>P179DT2H29M12S</meta:editing-duration>
    <meta:editing-cycles>376</meta:editing-cycles>
    <meta:document-statistic meta:table-count="11" meta:cell-count="2513" meta:object-count="0"/>
    <meta:user-defined meta:name=""/>
  </office:meta>
</office:document-meta>
</file>